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44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4">
      <style:table-cell-properties fo:background-color="#ff9999" fo:border="0.06pt solid #000000"/>
    </style:style>
    <style:style style:name="ce9" style:family="table-cell" style:parent-style-name="Default" style:data-style-name="N3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fo:background-color="#ff99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fo:background-color="#ccff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4">
      <style:table-cell-properties fo:background-color="#ccff66" fo:border="0.06pt solid #000000"/>
    </style:style>
    <style:style style:name="ce15" style:family="table-cell" style:parent-style-name="Default" style:data-style-name="N104"/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latby za správu bytových a nebytových prostor – data poskytnutá Magistrá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latby správcům (tis. Kč)</text:p>
          </table:table-cell>
          <table:table-cell table:style-name="ce2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ga-servis (původně zaslané)</text:p>
          </table:table-cell>
          <table:table-cell table:style-name="ce3" office:value-type="string" calcext:value-type="string">
            <text:p>Byty</text:p>
          </table:table-cell>
          <table:table-cell table:style-name="ce7" office:value-type="float" office:value="1416000" calcext:value-type="float">
            <text:p>1 416 000</text:p>
          </table:table-cell>
          <table:table-cell table:style-name="ce7" office:value-type="float" office:value="1867000" calcext:value-type="float">
            <text:p>1 867 000</text:p>
          </table:table-cell>
          <table:table-cell table:style-name="ce7" office:value-type="float" office:value="1970000" calcext:value-type="float">
            <text:p>1 970 000</text:p>
          </table:table-cell>
          <table:table-cell table:style-name="ce7" office:value-type="float" office:value="1941000" calcext:value-type="float">
            <text:p>1 941 000</text:p>
          </table:table-cell>
          <table:table-cell table:style-name="ce7" office:value-type="float" office:value="1938000" calcext:value-type="float">
            <text:p>1 938 000</text:p>
          </table:table-cell>
          <table:table-cell table:style-name="ce7" office:value-type="float" office:value="2179000" calcext:value-type="float">
            <text:p>2 179 000</text:p>
          </table:table-cell>
          <table:table-cell table:style-name="ce7" office:value-type="float" office:value="2148000" calcext:value-type="float">
            <text:p>2 148 0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*oprava</text:p>
          </table:table-cell>
          <table:table-cell table:style-name="ce7" office:value-type="string" calcext:value-type="string">
            <text:p>cca</text:p>
          </table:table-cell>
          <table:table-cell table:style-name="ce7" table:number-columns-repeated="5"/>
          <table:table-cell table:style-name="ce7" office:value-type="string" calcext:value-type="string">
            <text:p>cca</text:p>
          </table:table-cell>
          <table:table-cell table:style-name="ce7" office:value-type="float" office:value="350000" calcext:value-type="float">
            <text:p>350 0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7" office:value-type="float" office:value="7127000" calcext:value-type="float">
            <text:p>7 127 000</text:p>
          </table:table-cell>
          <table:table-cell table:style-name="ce7" office:value-type="float" office:value="8320000" calcext:value-type="float">
            <text:p>8 320 000</text:p>
          </table:table-cell>
          <table:table-cell table:style-name="ce7" office:value-type="float" office:value="9246000" calcext:value-type="float">
            <text:p>9 246 000</text:p>
          </table:table-cell>
          <table:table-cell table:style-name="ce7" office:value-type="float" office:value="9325000" calcext:value-type="float">
            <text:p>9 325 000</text:p>
          </table:table-cell>
          <table:table-cell table:style-name="ce7" office:value-type="float" office:value="9133000" calcext:value-type="float">
            <text:p>9 133 000</text:p>
          </table:table-cell>
          <table:table-cell table:style-name="ce7" office:value-type="float" office:value="9606000" calcext:value-type="float">
            <text:p>9 606 000</text:p>
          </table:table-cell>
          <table:table-cell table:style-name="ce7" office:value-type="float" office:value="10403000" calcext:value-type="float">
            <text:p>10 403 0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OLID</text:p>
          </table:table-cell>
          <table:table-cell table:style-name="ce4" office:value-type="string" calcext:value-type="string">
            <text:p>Byty</text:p>
          </table:table-cell>
          <table:table-cell table:style-name="ce9" office:value-type="float" office:value="456000" calcext:value-type="float">
            <text:p>456 000</text:p>
          </table:table-cell>
          <table:table-cell table:style-name="ce9" office:value-type="float" office:value="421000" calcext:value-type="float">
            <text:p>421 000</text:p>
          </table:table-cell>
          <table:table-cell table:style-name="ce9" office:value-type="float" office:value="454000" calcext:value-type="float">
            <text:p>454 000</text:p>
          </table:table-cell>
          <table:table-cell table:style-name="ce9" office:value-type="float" office:value="448000" calcext:value-type="float">
            <text:p>448 000</text:p>
          </table:table-cell>
          <table:table-cell table:style-name="ce9" office:value-type="float" office:value="451000" calcext:value-type="float">
            <text:p>451 000</text:p>
          </table:table-cell>
          <table:table-cell table:number-columns-repeated="2" table:style-name="ce9" office:value-type="float" office:value="450000" calcext:value-type="float">
            <text:p>450 0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OLID</text:p>
          </table:table-cell>
          <table:table-cell table:style-name="ce4" office:value-type="string" calcext:value-type="string">
            <text:p>Nebyty</text:p>
          </table:table-cell>
          <table:table-cell table:style-name="ce9" office:value-type="float" office:value="7963000" calcext:value-type="float">
            <text:p>7 963 000</text:p>
          </table:table-cell>
          <table:table-cell table:style-name="ce9" office:value-type="float" office:value="10538000" calcext:value-type="float">
            <text:p>10 538 000</text:p>
          </table:table-cell>
          <table:table-cell table:style-name="ce9" office:value-type="float" office:value="10887000" calcext:value-type="float">
            <text:p>10 887 000</text:p>
          </table:table-cell>
          <table:table-cell table:style-name="ce9" office:value-type="float" office:value="11661000" calcext:value-type="float">
            <text:p>11 661 000</text:p>
          </table:table-cell>
          <table:table-cell table:style-name="ce9" office:value-type="float" office:value="14607000" calcext:value-type="float">
            <text:p>14 607 000</text:p>
          </table:table-cell>
          <table:table-cell table:style-name="ce9" office:value-type="float" office:value="14660000" calcext:value-type="float">
            <text:p>14 660 000</text:p>
          </table:table-cell>
          <table:table-cell table:style-name="ce9" office:value-type="float" office:value="14908000" calcext:value-type="float">
            <text:p>14 908 0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7" office:value-type="float" office:value="12600000" calcext:value-type="float">
            <text:p>12 600 000</text:p>
          </table:table-cell>
          <table:table-cell table:style-name="ce7" office:value-type="float" office:value="12700000" calcext:value-type="float">
            <text:p>12 700 000</text:p>
          </table:table-cell>
          <table:table-cell table:style-name="ce7" office:value-type="float" office:value="12776000" calcext:value-type="float">
            <text:p>12 776 000</text:p>
          </table:table-cell>
          <table:table-cell table:style-name="ce7" office:value-type="float" office:value="12884000" calcext:value-type="float">
            <text:p>12 884 000</text:p>
          </table:table-cell>
          <table:table-cell table:style-name="ce7" office:value-type="float" office:value="12963000" calcext:value-type="float">
            <text:p>12 963 000</text:p>
          </table:table-cell>
          <table:table-cell table:style-name="ce7" office:value-type="float" office:value="12978000" calcext:value-type="float">
            <text:p>12 978 000</text:p>
          </table:table-cell>
          <table:table-cell table:style-name="ce7" office:value-type="float" office:value="12181000" calcext:value-type="float">
            <text:p>12 181 0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7" office:value-type="float" office:value="883000" calcext:value-type="float">
            <text:p>883 000</text:p>
          </table:table-cell>
          <table:table-cell table:style-name="ce7" office:value-type="float" office:value="939000" calcext:value-type="float">
            <text:p>939 000</text:p>
          </table:table-cell>
          <table:table-cell table:style-name="ce7" office:value-type="float" office:value="841000" calcext:value-type="float">
            <text:p>841 000</text:p>
          </table:table-cell>
          <table:table-cell table:style-name="ce7" office:value-type="float" office:value="1060000" calcext:value-type="float">
            <text:p>1 060 000</text:p>
          </table:table-cell>
          <table:table-cell table:style-name="ce7" office:value-type="float" office:value="1376000" calcext:value-type="float">
            <text:p>1 376 000</text:p>
          </table:table-cell>
          <table:table-cell table:style-name="ce7" office:value-type="float" office:value="1321000" calcext:value-type="float">
            <text:p>1 321 000</text:p>
          </table:table-cell>
          <table:table-cell table:style-name="ce7" office:value-type="float" office:value="784000" calcext:value-type="float">
            <text:p>784 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ZNÁMK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Údaje v tab. "Platby správcům" jsou uvedeny v tisících Kč a byly čerpány z oficiálních účetních sestav, účet 518 0021 pro byty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18 0022 pro nebytové prostory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pravovaná plocha (m2)</text:p>
          </table:table-cell>
          <table:table-cell table:style-name="ce2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style-name="ce10" office:value-type="float" office:value="11617.97" calcext:value-type="float">
            <text:p>11 617,97</text:p>
          </table:table-cell>
          <table:table-cell table:style-name="ce10" office:value-type="float" office:value="11834.09" calcext:value-type="float">
            <text:p>11 834,09</text:p>
          </table:table-cell>
          <table:table-cell table:style-name="ce10" office:value-type="float" office:value="11721.46" calcext:value-type="float">
            <text:p>11 721,46</text:p>
          </table:table-cell>
          <table:table-cell table:style-name="ce10" office:value-type="float" office:value="12906.42" calcext:value-type="float">
            <text:p>12 906,42</text:p>
          </table:table-cell>
          <table:table-cell table:style-name="ce10" office:value-type="float" office:value="12970.32" calcext:value-type="float">
            <text:p>12 970,32</text:p>
          </table:table-cell>
          <table:table-cell table:style-name="ce10" office:value-type="float" office:value="13140.67" calcext:value-type="float">
            <text:p>13 140,67</text:p>
          </table:table-cell>
          <table:table-cell table:style-name="ce10" office:value-type="float" office:value="13025.16" calcext:value-type="float">
            <text:p>13 025,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10" office:value-type="float" office:value="57572.75" calcext:value-type="float">
            <text:p>57 572,75</text:p>
          </table:table-cell>
          <table:table-cell table:style-name="ce10" office:value-type="float" office:value="66953.66" calcext:value-type="float">
            <text:p>66 953,66</text:p>
          </table:table-cell>
          <table:table-cell table:style-name="ce10" office:value-type="float" office:value="78904.77" calcext:value-type="float">
            <text:p>78 904,77</text:p>
          </table:table-cell>
          <table:table-cell table:style-name="ce10" office:value-type="float" office:value="79575.55" calcext:value-type="float">
            <text:p>79 575,55</text:p>
          </table:table-cell>
          <table:table-cell table:style-name="ce10" office:value-type="float" office:value="77958" calcext:value-type="float">
            <text:p>77 958,00</text:p>
          </table:table-cell>
          <table:table-cell table:style-name="ce10" office:value-type="float" office:value="89387.06" calcext:value-type="float">
            <text:p>89 387,06</text:p>
          </table:table-cell>
          <table:table-cell table:style-name="ce10" office:value-type="float" office:value="98139.35" calcext:value-type="float">
            <text:p>98 139,3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OLID</text:p>
          </table:table-cell>
          <table:table-cell table:style-name="ce4" office:value-type="string" calcext:value-type="string">
            <text:p>Byty</text:p>
          </table:table-cell>
          <table:table-cell table:style-name="ce11" office:value-type="float" office:value="18035.12" calcext:value-type="float">
            <text:p>18 035,12</text:p>
          </table:table-cell>
          <table:table-cell table:style-name="ce11" office:value-type="float" office:value="18114.4" calcext:value-type="float">
            <text:p>18 114,40</text:p>
          </table:table-cell>
          <table:table-cell table:style-name="ce11" office:value-type="float" office:value="17667.96" calcext:value-type="float">
            <text:p>17 667,96</text:p>
          </table:table-cell>
          <table:table-cell table:style-name="ce11" office:value-type="float" office:value="17715.32" calcext:value-type="float">
            <text:p>17 715,32</text:p>
          </table:table-cell>
          <table:table-cell table:style-name="ce11" office:value-type="float" office:value="17629.64" calcext:value-type="float">
            <text:p>17 629,64</text:p>
          </table:table-cell>
          <table:table-cell table:style-name="ce11" office:value-type="float" office:value="17655.34" calcext:value-type="float">
            <text:p>17 655,34</text:p>
          </table:table-cell>
          <table:table-cell table:style-name="ce11" office:value-type="float" office:value="17681.08" calcext:value-type="float">
            <text:p>17 681,0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OLID</text:p>
          </table:table-cell>
          <table:table-cell table:style-name="ce4" office:value-type="string" calcext:value-type="string">
            <text:p>Nebyty</text:p>
          </table:table-cell>
          <table:table-cell table:style-name="ce11" office:value-type="float" office:value="71087.46" calcext:value-type="float">
            <text:p>71 087,46</text:p>
          </table:table-cell>
          <table:table-cell table:style-name="ce11" office:value-type="float" office:value="107029.67" calcext:value-type="float">
            <text:p>107 029,67</text:p>
          </table:table-cell>
          <table:table-cell table:style-name="ce11" office:value-type="float" office:value="120989.66" calcext:value-type="float">
            <text:p>120 989,66</text:p>
          </table:table-cell>
          <table:table-cell table:style-name="ce11" office:value-type="float" office:value="125199.39" calcext:value-type="float">
            <text:p>125 199,39</text:p>
          </table:table-cell>
          <table:table-cell table:style-name="ce11" office:value-type="float" office:value="189636.63" calcext:value-type="float">
            <text:p>189 636,63</text:p>
          </table:table-cell>
          <table:table-cell table:style-name="ce11" office:value-type="float" office:value="188774.12" calcext:value-type="float">
            <text:p>188 774,12</text:p>
          </table:table-cell>
          <table:table-cell table:style-name="ce11" office:value-type="float" office:value="209335.74" calcext:value-type="float">
            <text:p>209 335,7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10" table:formula="of:=195765.47+113262.3+85893.18" office:value-type="float" office:value="394920.95" calcext:value-type="float">
            <text:p>394 920,95</text:p>
          </table:table-cell>
          <table:table-cell table:style-name="ce10" table:formula="of:=194607.86+113262.3+85893.18" office:value-type="float" office:value="393763.34" calcext:value-type="float">
            <text:p>393 763,34</text:p>
          </table:table-cell>
          <table:table-cell table:style-name="ce10" table:formula="of:=194607.86+113262.3+85893.18" office:value-type="float" office:value="393763.34" calcext:value-type="float">
            <text:p>393 763,34</text:p>
          </table:table-cell>
          <table:table-cell table:style-name="ce10" table:formula="of:=194607.86+113262.3+85893.18" office:value-type="float" office:value="393763.34" calcext:value-type="float">
            <text:p>393 763,34</text:p>
          </table:table-cell>
          <table:table-cell table:style-name="ce10" table:formula="of:=194607.86+113262.3+85893.18" office:value-type="float" office:value="393763.34" calcext:value-type="float">
            <text:p>393 763,34</text:p>
          </table:table-cell>
          <table:table-cell table:style-name="ce10" table:formula="of:=197079.15+113262.3+85893.18" office:value-type="float" office:value="396234.63" calcext:value-type="float">
            <text:p>396 234,63</text:p>
          </table:table-cell>
          <table:table-cell table:style-name="ce10" table:formula="of:=162902.93+113262.3+85893.18" office:value-type="float" office:value="362058.41" calcext:value-type="float">
            <text:p>362 058,4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10" table:formula="of:=17600.65+6926.7+11253.8+11350.96+4188.79+2805.9" office:value-type="float" office:value="54126.8" calcext:value-type="float">
            <text:p>54 126,80</text:p>
          </table:table-cell>
          <table:table-cell table:style-name="ce10" table:formula="of:=15563.8+6926.7+11253.8+11350.96+4188.79+2805.9" office:value-type="float" office:value="52089.95" calcext:value-type="float">
            <text:p>52 089,95</text:p>
          </table:table-cell>
          <table:table-cell table:style-name="ce10" table:formula="of:=15563.8+6926.7+11253.8+11350.96+4188.79+2805.9" office:value-type="float" office:value="52089.95" calcext:value-type="float">
            <text:p>52 089,95</text:p>
          </table:table-cell>
          <table:table-cell table:style-name="ce10" table:formula="of:=15563.8+6926.7+11253.8+11350.96+4188.79+2805.9" office:value-type="float" office:value="52089.95" calcext:value-type="float">
            <text:p>52 089,95</text:p>
          </table:table-cell>
          <table:table-cell table:style-name="ce10" table:formula="of:=15563.8+6926.7+11253.8+11350.96+4188.79+2805.9" office:value-type="float" office:value="52089.95" calcext:value-type="float">
            <text:p>52 089,95</text:p>
          </table:table-cell>
          <table:table-cell table:style-name="ce10" table:formula="of:=17028.58+6926.7+11253.8+11350.96+4188.79+2805.9" office:value-type="float" office:value="53554.73" calcext:value-type="float">
            <text:p>53 554,73</text:p>
          </table:table-cell>
          <table:table-cell table:style-name="ce10" table:formula="of:=9738.94+6926.7+11253.8+11350.96+4188.79+2805.9" office:value-type="float" office:value="46265.09" calcext:value-type="float">
            <text:p>46 265,0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Kč/m2/měsíc</text:p>
          </table:table-cell>
          <table:table-cell table:style-name="ce2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Byty</text:p>
          </table:table-cell>
          <table:table-cell table:number-columns-repeated="7" table:style-name="ce10" office:value-type="float" office:value="2.23925592212815" calcext:value-type="float">
            <text:p>2,24</text:p>
          </table:table-cell>
          <table:table-cell office:value-type="string" calcext:value-type="string">
            <text:p>(pozn.: od 2004 se platí po jednotkách, ne po m2; data za 2009-2014 jsou zhruba, úřad dodal špatná data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ga-servis</text:p>
          </table:table-cell>
          <table:table-cell table:style-name="ce3" office:value-type="string" calcext:value-type="string">
            <text:p>Nebyty</text:p>
          </table:table-cell>
          <table:table-cell table:style-name="ce12" office:value-type="float" office:value="10.3159336086372" calcext:value-type="float">
            <text:p>10,32</text:p>
          </table:table-cell>
          <table:table-cell table:style-name="ce12" office:value-type="float" office:value="10.3554209483594" calcext:value-type="float">
            <text:p>10,36</text:p>
          </table:table-cell>
          <table:table-cell table:style-name="ce12" office:value-type="float" office:value="9.76493563063425" calcext:value-type="float">
            <text:p>9,76</text:p>
          </table:table-cell>
          <table:table-cell table:style-name="ce12" office:value-type="float" office:value="9.76535296750488" calcext:value-type="float">
            <text:p>9,77</text:p>
          </table:table-cell>
          <table:table-cell table:style-name="ce12" office:value-type="float" office:value="9.7627354900502" calcext:value-type="float">
            <text:p>9,76</text:p>
          </table:table-cell>
          <table:table-cell table:style-name="ce12" office:value-type="float" office:value="8.95543493655569" calcext:value-type="float">
            <text:p>8,96</text:p>
          </table:table-cell>
          <table:table-cell table:style-name="ce12" office:value-type="float" office:value="8.83352769981324" calcext:value-type="float">
            <text:p>8,8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OLID</text:p>
          </table:table-cell>
          <table:table-cell table:style-name="ce4" office:value-type="string" calcext:value-type="string">
            <text:p>Byty</text:p>
          </table:table-cell>
          <table:table-cell table:style-name="ce11" office:value-type="float" office:value="2.10700011976632" calcext:value-type="float">
            <text:p>2,11</text:p>
          </table:table-cell>
          <table:table-cell table:style-name="ce11" office:value-type="float" office:value="1.93676485742466" calcext:value-type="float">
            <text:p>1,94</text:p>
          </table:table-cell>
          <table:table-cell table:style-name="ce11" office:value-type="float" office:value="2.14135267078561" calcext:value-type="float">
            <text:p>2,14</text:p>
          </table:table-cell>
          <table:table-cell table:style-name="ce11" office:value-type="float" office:value="2.10740383652868" calcext:value-type="float">
            <text:p>2,11</text:p>
          </table:table-cell>
          <table:table-cell table:style-name="ce11" office:value-type="float" office:value="2.13182647707686" calcext:value-type="float">
            <text:p>2,13</text:p>
          </table:table-cell>
          <table:table-cell table:style-name="ce11" office:value-type="float" office:value="2.12400327606265" calcext:value-type="float">
            <text:p>2,12</text:p>
          </table:table-cell>
          <table:table-cell table:style-name="ce11" office:value-type="float" office:value="2.12091116605999" calcext:value-type="float">
            <text:p>2,12</text:p>
          </table:table-cell>
          <table:table-cell office:value-type="string" calcext:value-type="string">
            <text:p>(pozn.: od 2004 se platí po jednotkách, ne po m2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OLID</text:p>
          </table:table-cell>
          <table:table-cell table:style-name="ce4" office:value-type="string" calcext:value-type="string">
            <text:p>Nebyty</text:p>
          </table:table-cell>
          <table:table-cell table:style-name="ce12" office:value-type="float" office:value="9.3347453029456" calcext:value-type="float">
            <text:p>9,33</text:p>
          </table:table-cell>
          <table:table-cell table:style-name="ce12" office:value-type="float" office:value="8.20488997739287" calcext:value-type="float">
            <text:p>8,20</text:p>
          </table:table-cell>
          <table:table-cell table:style-name="ce12" office:value-type="float" office:value="7.49857467158764" calcext:value-type="float">
            <text:p>7,50</text:p>
          </table:table-cell>
          <table:table-cell table:style-name="ce12" office:value-type="float" office:value="7.76161928584476" calcext:value-type="float">
            <text:p>7,76</text:p>
          </table:table-cell>
          <table:table-cell table:style-name="ce12" office:value-type="float" office:value="6.41885483832949" calcext:value-type="float">
            <text:p>6,42</text:p>
          </table:table-cell>
          <table:table-cell table:style-name="ce12" office:value-type="float" office:value="6.47157919033958" calcext:value-type="float">
            <text:p>6,47</text:p>
          </table:table-cell>
          <table:table-cell table:style-name="ce12" office:value-type="float" office:value="5.93464514627714" calcext:value-type="float">
            <text:p>5,9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Byty</text:p>
          </table:table-cell>
          <table:table-cell table:style-name="ce10" office:value-type="float" office:value="2.65875993664048" calcext:value-type="float">
            <text:p>2,66</text:p>
          </table:table-cell>
          <table:table-cell table:style-name="ce10" office:value-type="float" office:value="2.68773962891856" calcext:value-type="float">
            <text:p>2,69</text:p>
          </table:table-cell>
          <table:table-cell table:style-name="ce10" office:value-type="float" office:value="2.70382374008374" calcext:value-type="float">
            <text:p>2,70</text:p>
          </table:table-cell>
          <table:table-cell table:style-name="ce10" office:value-type="float" office:value="2.72668010858163" calcext:value-type="float">
            <text:p>2,73</text:p>
          </table:table-cell>
          <table:table-cell table:style-name="ce10" office:value-type="float" office:value="2.74339911887176" calcext:value-type="float">
            <text:p>2,74</text:p>
          </table:table-cell>
          <table:table-cell table:style-name="ce10" office:value-type="float" office:value="2.72944341083968" calcext:value-type="float">
            <text:p>2,73</text:p>
          </table:table-cell>
          <table:table-cell table:style-name="ce10" office:value-type="float" office:value="2.80364522766736" calcext:value-type="float">
            <text:p>2,80</text:p>
          </table:table-cell>
          <table:table-cell office:value-type="string" calcext:value-type="string">
            <text:p>(pozn.: od 2004 se platí po jednotkách, ne po m2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ENTRA</text:p>
          </table:table-cell>
          <table:table-cell table:style-name="ce3" office:value-type="string" calcext:value-type="string">
            <text:p>Nebyty</text:p>
          </table:table-cell>
          <table:table-cell table:style-name="ce13" office:value-type="float" office:value="1.35946210256903" calcext:value-type="float">
            <text:p>1,36</text:p>
          </table:table-cell>
          <table:table-cell table:style-name="ce13" office:value-type="float" office:value="1.5022091593484" calcext:value-type="float">
            <text:p>1,50</text:p>
          </table:table-cell>
          <table:table-cell table:style-name="ce13" office:value-type="float" office:value="1.3454290766901" calcext:value-type="float">
            <text:p>1,35</text:p>
          </table:table-cell>
          <table:table-cell table:style-name="ce13" office:value-type="float" office:value="1.69578456752854" calcext:value-type="float">
            <text:p>1,70</text:p>
          </table:table-cell>
          <table:table-cell table:style-name="ce13" office:value-type="float" office:value="2.20132034426346" calcext:value-type="float">
            <text:p>2,20</text:p>
          </table:table-cell>
          <table:table-cell table:style-name="ce13" office:value-type="float" office:value="2.05552961117222" calcext:value-type="float">
            <text:p>2,06</text:p>
          </table:table-cell>
          <table:table-cell table:style-name="ce13" office:value-type="float" office:value="1.41215186944051" calcext:value-type="float">
            <text:p>1,4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Údaje ze správcovských smlu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ga-servis</text:p>
          </table:table-cell>
          <table:table-cell table:number-columns-repeated="2"/>
          <table:table-cell table:style-name="ce1" office:value-type="string" calcext:value-type="string">
            <text:p>SOLID</text:p>
          </table:table-cell>
          <table:table-cell table:number-columns-repeated="2"/>
          <table:table-cell table:style-name="ce1" office:value-type="string" calcext:value-type="string">
            <text:p>CENT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louva z 15. března 1996 </text:p>
          </table:table-cell>
          <table:table-cell table:number-columns-repeated="2"/>
          <table:table-cell office:value-type="string" calcext:value-type="string">
            <text:p>smlouva z 20. března 1996 </text:p>
          </table:table-cell>
          <table:table-cell table:number-columns-repeated="2"/>
          <table:table-cell office:value-type="string" calcext:value-type="string">
            <text:p>smlouva z 1. dubna 1996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Úplata (bez DPH)</text:p>
          </table:table-cell>
          <table:table-cell table:number-columns-repeated="2"/>
          <table:table-cell office:value-type="string" calcext:value-type="string">
            <text:p>Úplata (bez DPH)</text:p>
          </table:table-cell>
          <table:table-cell table:number-columns-repeated="2"/>
          <table:table-cell office:value-type="string" calcext:value-type="string">
            <text:p>Úplata (bez DPH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YTY</text:p>
          </table:table-cell>
          <table:table-cell table:number-columns-repeated="2"/>
          <table:table-cell table:style-name="ce1" office:value-type="string" calcext:value-type="string">
            <text:p>BYTY</text:p>
          </table:table-cell>
          <table:table-cell table:number-columns-repeated="2"/>
          <table:table-cell table:style-name="ce1" office:value-type="string" calcext:value-type="string">
            <text:p>BY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2,86 Kč za byt/měsíc</text:p>
          </table:table-cell>
          <table:table-cell table:number-columns-repeated="2"/>
          <table:table-cell office:value-type="string" calcext:value-type="string">
            <text:p>142,86 Kč za byt/měsíc</text:p>
          </table:table-cell>
          <table:table-cell table:number-columns-repeated="2"/>
          <table:table-cell office:value-type="string" calcext:value-type="string">
            <text:p>142,86 Kč za byt/měsí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NEBYTY</text:p>
          </table:table-cell>
          <table:table-cell table:style-name="ce6"/>
          <table:table-cell/>
          <table:table-cell table:style-name="ce5" office:value-type="string" calcext:value-type="string">
            <text:p>NEBYTY</text:p>
          </table:table-cell>
          <table:table-cell table:style-name="ce6"/>
          <table:table-cell/>
          <table:table-cell table:style-name="ce5" office:value-type="string" calcext:value-type="string">
            <text:p>NEBYTY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5" office:value-type="string" calcext:value-type="string">
            <text:p>plocha v m2</text:p>
          </table:table-cell>
          <table:table-cell table:style-name="ce5" office:value-type="string" calcext:value-type="string">
            <text:p>platba za m2/měsíc</text:p>
          </table:table-cell>
          <table:table-cell/>
          <table:table-cell table:style-name="ce5" office:value-type="string" calcext:value-type="string">
            <text:p>plocha v m2</text:p>
          </table:table-cell>
          <table:table-cell table:style-name="ce5" office:value-type="string" calcext:value-type="string">
            <text:p>platba za m2/měsíc</text:p>
          </table:table-cell>
          <table:table-cell/>
          <table:table-cell table:style-name="ce5" office:value-type="string" calcext:value-type="string">
            <text:p>plocha v m2</text:p>
          </table:table-cell>
          <table:table-cell table:style-name="ce5" office:value-type="string" calcext:value-type="string">
            <text:p>platba za m2/měsíc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o 35 000</text:p>
          </table:table-cell>
          <table:table-cell table:style-name="ce8" office:value-type="currency" office:currency="CZK" office:value="9" calcext:value-type="currency">
            <text:p>9,00 Kč</text:p>
          </table:table-cell>
          <table:table-cell/>
          <table:table-cell table:style-name="ce6" office:value-type="string" calcext:value-type="string">
            <text:p>Do 35 000</text:p>
          </table:table-cell>
          <table:table-cell table:style-name="ce8" office:value-type="currency" office:currency="CZK" office:value="9" calcext:value-type="currency">
            <text:p>9,00 Kč</text:p>
          </table:table-cell>
          <table:table-cell/>
          <table:table-cell table:style-name="ce6" office:value-type="string" calcext:value-type="string">
            <text:p>do 5 000</text:p>
          </table:table-cell>
          <table:table-cell table:style-name="ce14" office:value-type="currency" office:currency="CZK" office:value="3" calcext:value-type="currency">
            <text:p>3,00 Kč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35-70 000</text:p>
          </table:table-cell>
          <table:table-cell table:style-name="ce8" office:value-type="currency" office:currency="CZK" office:value="7" calcext:value-type="currency">
            <text:p>7,00 Kč</text:p>
          </table:table-cell>
          <table:table-cell/>
          <table:table-cell table:style-name="ce6" office:value-type="string" calcext:value-type="string">
            <text:p>35-70 000</text:p>
          </table:table-cell>
          <table:table-cell table:style-name="ce8" office:value-type="currency" office:currency="CZK" office:value="7" calcext:value-type="currency">
            <text:p>7,00 Kč</text:p>
          </table:table-cell>
          <table:table-cell/>
          <table:table-cell table:style-name="ce6" office:value-type="string" calcext:value-type="string">
            <text:p>5-10 000</text:p>
          </table:table-cell>
          <table:table-cell table:style-name="ce14" office:value-type="currency" office:currency="CZK" office:value="2" calcext:value-type="currency">
            <text:p>2,00 Kč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70-100 000 – realita</text:p>
          </table:table-cell>
          <table:table-cell table:style-name="ce8" office:value-type="currency" office:currency="CZK" office:value="5" calcext:value-type="currency">
            <text:p>5,00 Kč</text:p>
          </table:table-cell>
          <table:table-cell/>
          <table:table-cell table:style-name="ce6" office:value-type="string" calcext:value-type="string">
            <text:p>70-100 000 – realita</text:p>
          </table:table-cell>
          <table:table-cell table:style-name="ce8" office:value-type="currency" office:currency="CZK" office:value="5" calcext:value-type="currency">
            <text:p>5,00 Kč</text:p>
          </table:table-cell>
          <table:table-cell/>
          <table:table-cell table:style-name="ce6" office:value-type="string" calcext:value-type="string">
            <text:p>10-15 000</text:p>
          </table:table-cell>
          <table:table-cell table:style-name="ce14" office:value-type="currency" office:currency="CZK" office:value="1.5" calcext:value-type="currency">
            <text:p>1,50 Kč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00-150 000</text:p>
          </table:table-cell>
          <table:table-cell table:style-name="ce8" office:value-type="currency" office:currency="CZK" office:value="3.5" calcext:value-type="currency">
            <text:p>3,50 Kč</text:p>
          </table:table-cell>
          <table:table-cell/>
          <table:table-cell table:style-name="ce6" office:value-type="string" calcext:value-type="string">
            <text:p>100-150 000</text:p>
          </table:table-cell>
          <table:table-cell table:style-name="ce8" office:value-type="currency" office:currency="CZK" office:value="3.5" calcext:value-type="currency">
            <text:p>3,50 Kč</text:p>
          </table:table-cell>
          <table:table-cell/>
          <table:table-cell table:style-name="ce6" office:value-type="string" calcext:value-type="string">
            <text:p>nad 15 000 – realita</text:p>
          </table:table-cell>
          <table:table-cell table:style-name="ce14" office:value-type="currency" office:currency="CZK" office:value="1" calcext:value-type="currency">
            <text:p>1,00 Kč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ad 150 000 </text:p>
          </table:table-cell>
          <table:table-cell table:style-name="ce8" office:value-type="currency" office:currency="CZK" office:value="2.5" calcext:value-type="currency">
            <text:p>2,50 Kč</text:p>
          </table:table-cell>
          <table:table-cell/>
          <table:table-cell table:style-name="ce6" office:value-type="string" calcext:value-type="string">
            <text:p>nad 150 000</text:p>
          </table:table-cell>
          <table:table-cell table:style-name="ce8" office:value-type="currency" office:currency="CZK" office:value="2.5" calcext:value-type="currency">
            <text:p>2,50 Kč</text:p>
          </table:table-cell>
          <table:table-cell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6" office:value-type="string" calcext:value-type="string">
            <text:p>+paušál: 174 000 Kč/měsíc</text:p>
          </table:table-cell>
          <table:table-cell table:style-name="ce6"/>
          <table:table-cell/>
          <table:table-cell table:style-name="ce6" office:value-type="string" calcext:value-type="string">
            <text:p>+paušál: 235 000 Kč/měsíc</text:p>
          </table:table-cell>
          <table:table-cell table:style-name="ce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V roce 2004 byly uzavřeny dodatky ke všem správcovským smlouvám. </text:p>
            <text:p>Na jejich základě se všechny ceny zvýšily o DPH (tedy 21 %). </text:p>
            <text:p>Zároveň proběhla změna plateb za správu bytů, která je nově vyplácená podle počtu bytových jednotek. </text:p>
            <text:p>Z této poslední změny nejvíce těží CENTRA, které se tím odměna několikanásobně zvýšila oproti původnímu systému plateb podle spravované plochy.</text:p>
          </table:table-cell>
          <table:table-cell table:number-columns-repeated="1023"/>
        </table:table-row>
      </table:table>
      <table:table table:name="model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práva nebytových prostor 2015</text:p>
          </table:table-cell>
          <table:table-cell table:style-name="ce2" office:value-type="string" calcext:value-type="string">
            <text:p>Platba správci v Kč</text:p>
          </table:table-cell>
          <table:table-cell table:style-name="ce2" office:value-type="string" calcext:value-type="string">
            <text:p>Spravovaná plocha v m2</text:p>
          </table:table-cell>
          <table:table-cell table:style-name="ce2" office:value-type="string" calcext:value-type="string">
            <text:p>Kč/m2/měsíc</text:p>
          </table:table-cell>
        </table:table-row>
        <table:table-row table:style-name="ro1">
          <table:table-cell office:value-type="string" calcext:value-type="string">
            <text:p>Liga-servis</text:p>
          </table:table-cell>
          <table:table-cell office:value-type="float" office:value="10403000" calcext:value-type="float">
            <text:p>10 403 000</text:p>
          </table:table-cell>
          <table:table-cell table:style-name="ce10" office:value-type="float" office:value="98139.35" calcext:value-type="float">
            <text:p>98 139,35</text:p>
          </table:table-cell>
          <table:table-cell table:style-name="ce12" office:value-type="float" office:value="8.83352769981324" calcext:value-type="float">
            <text:p>8,83</text:p>
          </table:table-cell>
        </table:table-row>
        <table:table-row table:style-name="ro1">
          <table:table-cell table:style-name="ce4" office:value-type="string" calcext:value-type="string">
            <text:p>SOLID</text:p>
          </table:table-cell>
          <table:table-cell table:style-name="ce9" office:value-type="float" office:value="14908000" calcext:value-type="float">
            <text:p>14 908 000</text:p>
          </table:table-cell>
          <table:table-cell table:style-name="ce11" office:value-type="float" office:value="209335.74" calcext:value-type="float">
            <text:p>209 335,74</text:p>
          </table:table-cell>
          <table:table-cell table:style-name="ce12" office:value-type="float" office:value="5.93464514627714" calcext:value-type="float">
            <text:p>5,93</text:p>
          </table:table-cell>
        </table:table-row>
        <table:table-row table:style-name="ro1">
          <table:table-cell office:value-type="string" calcext:value-type="string">
            <text:p>CENTRA</text:p>
          </table:table-cell>
          <table:table-cell office:value-type="float" office:value="784000" calcext:value-type="float">
            <text:p>784 000</text:p>
          </table:table-cell>
          <table:table-cell table:style-name="ce10" table:formula="of:=9738.94+6926.7+11253.8+11350.96+4188.79+2805.9" office:value-type="float" office:value="46265.09" calcext:value-type="float">
            <text:p>46 265,09</text:p>
          </table:table-cell>
          <table:table-cell table:style-name="ce13" office:value-type="float" office:value="1.41215186944051" calcext:value-type="float">
            <text:p>1,41</text:p>
          </table:table-cell>
        </table:table-row>
        <table:table-row table:style-name="ro1">
          <table:table-cell table:style-name="ce2" office:value-type="string" calcext:value-type="string">
            <text:p>Celkem</text:p>
          </table:table-cell>
          <table:table-cell table:style-name="ce17" office:value-type="float" office:value="26095000" calcext:value-type="float">
            <text:p>26 095 000</text:p>
          </table:table-cell>
          <table:table-cell table:style-name="ce19" office:value-type="float" office:value="353740.18" calcext:value-type="float">
            <text:p>353 740,18</text:p>
          </table:table-cell>
          <table:table-cell/>
        </table:table-row>
        <table:table-row table:style-name="ro1">
          <table:table-cell office:value-type="string" calcext:value-type="string">
            <text:p>Model: všechno spravuje CENTRA</text:p>
          </table:table-cell>
          <table:table-cell office:value-type="float" office:value="5994418.27779867" calcext:value-type="float">
            <text:p>5 994 418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Rozdíl oproti současnosti za rok</text:p>
          </table:table-cell>
          <table:table-cell table:style-name="ce18" table:formula="of:=[.B6]-[.B7]" office:value-type="float" office:value="20100581.7222013" calcext:value-type="float">
            <text:p>20 100 5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mm" fo:margin-left="0mm" fo:margin-right="0mm" fo:margin-bottom="2.77mm"/>
      </style:header-style>
      <style:footer-style>
        <style:header-footer-properties fo:min-height="7mm" fo:margin-left="0mm" fo:margin-right="0mm" fo:margin-top="2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.00.0000</text:date>, <text:time style:data-style-name="N2" text:time-value="14:10:00.891971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bransky Adam</meta:initial-creator>
    <meta:editing-cycles>15</meta:editing-cycles>
    <meta:print-date>2016-12-15T09:18:25</meta:print-date>
    <meta:creation-date>2016-11-14T13:21:14</meta:creation-date>
    <dc:date>2017-03-06T16:37:04.482803450</dc:date>
    <dc:language>cs-CZ</dc:language>
    <meta:editing-duration>PT45M40S</meta:editing-duration>
    <meta:generator>LibreOffice/5.2.6.1$Linux_X86_64 LibreOffice_project/20$Build-1</meta:generator>
    <dc:creator>Zabransky Adam</dc:creator>
    <meta:document-statistic meta:table-count="2" meta:cell-count="2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